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8A80059ED6417C54.png" manifest:media-type="image/png"/>
  <manifest:file-entry manifest:full-path="Pictures/100000000000055600000300D4E320FE2E0F5A1B.png" manifest:media-type="image/png"/>
  <manifest:file-entry manifest:full-path="Pictures/1000000000000556000003005DC419820A7C859B.png" manifest:media-type="image/png"/>
  <manifest:file-entry manifest:full-path="Pictures/1000000000000556000003002E89C7DCC0377ED4.png" manifest:media-type="image/png"/>
  <manifest:file-entry manifest:full-path="Pictures/10000000000006400000038478F557D287F83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26cm, 21.398cm, 0cm, 4.7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65cm, 21.484cm, 0cm, 4.5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27cm, 21.408cm, 0cm, 4.6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82cm, 8.4cm, 0.293cm, 1.8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2.323cm, 31.992cm, 11.4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2.454cm, 29.499cm, 11.0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26cm" svg:y="0.159cm" svg:width="4.695cm" svg:height="8.698cm" draw:z-index="0"><draw:image xlink:href="Pictures/100000000000055600000300D4E320FE2E0F5A1B.png" xlink:type="simple" xlink:show="embed" xlink:actuate="onLoad"/></draw:frame><draw:frame draw:style-name="fr2" draw:name="Image2" text:anchor-type="paragraph" svg:x="6.8cm" svg:y="0.45cm" svg:width="4.771cm" svg:height="8.209cm" draw:z-index="1"><draw:image xlink:href="Pictures/1000000000000556000003002E89C7DCC0377ED4.png" xlink:type="simple" xlink:show="embed" xlink:actuate="onLoad"/></draw:frame><draw:frame draw:style-name="fr3" draw:name="Image3" text:anchor-type="paragraph" svg:x="12.645cm" svg:y="0.476cm" svg:width="4.727cm" svg:height="7.851cm" draw:z-index="2"><draw:image xlink:href="Pictures/1000000000000556000003002E89C7DCC0377ED4.png" xlink:type="simple" xlink:show="embed" xlink:actuate="onLoad"/></draw:frame>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-0.042cm" svg:y="0.222cm" svg:width="9.153cm" svg:height="6.405cm" draw:z-index="3"><draw:image xlink:href="Pictures/1000000000000556000003005DC419820A7C85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Picture 4" text:anchor-type="as-char" svg:width="17.127cm" svg:height="8.915cm" draw:z-index="5"><draw:image xlink:href="Pictures/10000000000006400000038478F557D287F836A5.png" xlink:type="simple" xlink:show="embed" xlink:actuate="onLoad"/></draw:frame></text:p>
      <text:p text:style-name="Standard"><text:soft-page-break/><draw:frame draw:style-name="fr5" draw:name="Picture 1" text:anchor-type="as-char" svg:y="-21.304cm" svg:width="9.054cm" svg:height="6.193cm" draw:z-index="4"><draw:image xlink:href="Pictures/1000000000000640000003848A80059ED6417C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52:52.706017091</meta:creation-date>
    <dc:date>2018-04-12T14:20:37.346704770</dc:date>
    <meta:editing-duration>PT3M30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2" meta:paragraph-count="3" meta:word-count="0" meta:character-count="5" meta:non-whitespace-character-count="0"/>
  </office:meta>
</office:document-meta>
</file>